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2e3" officeooo:paragraph-rsid="000bb2e3"/>
    </style:style>
    <style:style style:name="P2" style:family="paragraph" style:parent-style-name="Standard">
      <style:text-properties fo:font-style="italic" officeooo:rsid="000bb2e3" officeooo:paragraph-rsid="000bb2e3" style:font-style-asian="italic" style:font-style-complex="italic"/>
    </style:style>
    <style:style style:name="P3" style:family="paragraph" style:parent-style-name="Standard" style:list-style-name="L1">
      <style:text-properties officeooo:rsid="000bb2e3" officeooo:paragraph-rsid="000bb2e3"/>
    </style:style>
    <style:style style:name="P4" style:family="paragraph" style:parent-style-name="Standard" style:list-style-name="L2">
      <style:text-properties fo:font-style="normal" officeooo:rsid="000bb2e3" officeooo:paragraph-rsid="000bb2e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427a" style:font-style-asian="normal" style:font-style-complex="normal"/>
    </style:style>
    <style:style style:name="T3" style:family="text">
      <style:text-properties officeooo:rsid="000d427a"/>
    </style:style>
    <style:style style:name="T4" style:family="text">
      <style:text-properties officeooo:rsid="001019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Two Reading One</text:p>
      <text:p text:style-name="P1">Burhanuddin Mogul</text:p>
      <text:p text:style-name="P1"/>
      <text:p text:style-name="P1">“Theories of Globalization” Chapter 6 in Ritzer Blackwell Companion to globalizat<text:span text:style-name="T3">io</text:span>n 2007</text:p>
      <text:p text:style-name="P1"/>
      <text:p text:style-name="P2">Theory and the rise of globalizat<text:span text:style-name="T4">i</text:span>on studies</text:p>
      <text:list xml:id="list3111876528" text:style-name="L1">
        <text:list-item>
          <text:p text:style-name="P3"><text:span text:style-name="T1">Opening paragraph of chapter tackles why a new field of study, globalizatoin, needs to be studied by giving five new concepts that have emerged. </text:span><text:span text:style-name="T2">(125)</text:span></text:p>
        </text:list-item>
      </text:list>
      <text:list text:style-name="L2">
        <text:list-item>
          <text:list>
            <text:list-item>
              <text:p text:style-name="P4">Globalized Economy</text:p>
            </text:list-item>
            <text:list-item>
              <text:p text:style-name="P4">Global Culture</text:p>
            </text:list-item>
            <text:list-item>
              <text:p text:style-name="P4">Global Governance</text:p>
            </text:list-item>
            <text:list-item>
              <text:p text:style-name="P4">Transnational migration</text:p>
            </text:list-item>
            <text:list-item>
              <text:p text:style-name="P4">Gloabl hierarchies</text:p>
            </text:list-item>
          </text:list>
        </text:list-item>
      </text:list>
      <text:list text:continue-list="list3111876528" text:style-name="L1">
        <text:list-item>
          <text:p text:style-name="P3"><text:span text:style-name="T1">The fourth concept seems to </text:span><text:span text:style-name="T2">be related to the second concept as emergence of global culture is due to increasing migration between nations</text:span></text:p>
        </text:list-item>
        <text:list-item>
          <text:p text:style-name="P3"><text:span text:style-name="T2"/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7:40:49.520880232</meta:creation-date>
    <dc:date>2024-09-05T21:39:48.497766392</dc:date>
    <meta:editing-duration>PT6M44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12" meta:word-count="91" meta:character-count="561" meta:non-whitespace-character-count="489"/>
  </office:meta>
</office:document-meta>
</file>